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ightRecorderTag.FlightRecorderTag(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lightRecorderTags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ightRecorderTags.add( String key , Supplier &lt; String &gt;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ightRecorderStartupStep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ightRecorderStartupStep.FlightRecorderStartupStep( long id , String name , long parentId , Consumer &lt; FlightRecorderStartupStep &gt; recording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gs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ightRecorderStartupStep.get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ightRecorderTag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ightRecorderStartupStep.tag( String key , Supplier &lt; String &gt;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lightRecorderTag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ightRecorderStartupStep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s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ightRecorderStartupStep.getParen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ightRecorderStartupStep.e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lightRecorderTags.add(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lightRecorderStartupStep.getTa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s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ightRecorderStartupStep.tag(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